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paragraph-properties fo:margin-top="0cm" fo:margin-bottom="0.499cm" style:contextual-spacing="false"/>
    </style:style>
    <style:style style:name="P3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Preformatted_20_Text">
      <style:paragraph-properties fo:margin-top="0cm" fo:margin-bottom="0.499cm" style:contextual-spacing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margin-top="0cm" fo:margin-bottom="0cm" style:contextual-spacing="false"/>
    </style:style>
    <style:style style:name="P8" style:family="paragraph" style:parent-style-name="Preformatted_20_Text">
      <style:paragraph-properties fo:margin-top="0cm" fo:margin-bottom="0.499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officeooo:rsid="0009f6ad" officeooo:paragraph-rsid="0009f6ad"/>
    </style:style>
    <style:style style:name="P12" style:family="paragraph" style:parent-style-name="Text_20_body">
      <style:text-properties officeooo:paragraph-rsid="000b1057"/>
    </style:style>
    <style:style style:name="P13" style:family="paragraph" style:parent-style-name="Text_20_body">
      <style:text-properties style:text-underline-style="solid" style:text-underline-width="auto" style:text-underline-color="font-color"/>
    </style:style>
    <style:style style:name="T1" style:family="text">
      <style:text-properties officeooo:rsid="0009f6ad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/>
    </style:style>
    <style:style style:name="T6" style:family="text">
      <style:text-properties fo:font-weight="bold" officeooo:rsid="0009f6a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b105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rontab en Linux y ejemplos útiles</text:h>
      <text:p text:style-name="Standard"/>
      <text:p text:style-name="P5"><text:span text:style-name="T1">V</text:span>amos a cubrir la sintaxis Crontab, veremos un resumen de las diferencias entre cron job, cron y crontab, y te mostraremos algunos casos de uso útiles cron jobs para un sistema operativo basado en Linux.</text:p>
      <text:p text:style-name="Standard"/>
      <text:h text:style-name="Heading_20_2" text:outline-level="2"><text:bookmark text:name="h-que-es-crontab-y-cron-job"/>¿Qué es Crontab y Cron Job?</text:h>
      <text:p text:style-name="P6">Crontab es un simple archivo de texto que guarda una lista de comandos a ejecutar en un tiempo especificado por el usuario. Crontab verificará la fecha y hora en que se debe ejecutar el script o el comando, los permisos de ejecución y lo realizará en el background. Cada usuario puede tener su propio archivo crontab, de hecho el <text:span text:style-name="T2">/etc/crontab</text:span> se asume que es el archivo crontab del usuario root, cuando los usuarios normales (e incluso root) desean generar su propio archivo de crontab, entonces utilizaremos el comando crontab.</text:p>
      <text:p text:style-name="P6">Crontab es la manera mas sencilla de administrar tareas de cron en sistemas multiusuario, ya sea como simple usuario de sistema o usuario root.</text:p>
      <text:p text:style-name="P6">En cuanto a los cron jobs, cabe destacar tres términos:</text:p>
      <text:p text:style-name="P6"><text:span text:style-name="Strong_20_Emphasis">Cron daemon (crond) o simplemente cron </text:span>es un ejecutable que permite a los usuarios realizar tareas y ejecutarlas automáticamente a una hora determinada.</text:p>
      <text:p text:style-name="P6"><text:span text:style-name="Strong_20_Emphasis">Cron job</text:span> es cualquier tarea que un usuario programe utilizando <text:a xlink:type="simple" xlink:href="https://www.hostinger.es/tutoriales/cron-job" text:style-name="Internet_20_link" text:visited-style-name="Visited_20_Internet_20_Link">cron</text:a>.</text:p>
      <text:p text:style-name="P6">Primero que nada haremos un script. Este script será llamado por cron y contendrá todas las instrucciones que queremos que haga, por lo tanto es necesario probarlo en varios casos y de varias formas antes de incluirlo a cron, un sencillo script de actualizacion como este:</text:p>
      <text:p text:style-name="P3">#!/bin/bash</text:p>
      <text:p text:style-name="P3">#script ejemplo de actualizacion</text:p>
      <text:p text:style-name="P3">#apt-get update &amp; apt-get -y upgrade</text:p>
      <text:p text:style-name="P1"/>
      <text:p text:style-name="P2">Guardamos el script como actualizacion.sh (ej. directorio scripts tu home). Cambiamos los permisos de ejecucion del script con:</text:p>
      <text:p text:style-name="P4"><text:span text:style-name="T1">$</text:span>chmod a+x ~/scripts/actualizacion.sh</text:p>
      <text:p text:style-name="P6">Ejecutamos el script un par de veces para verificar que todo ejecute sin problemas, modificamos lo necesario (no debe contener errores, si no cron solo repetira un error una y otra vez). Ahora a agregar la tarea a nuestro crontab.</text:p>
      <text:p text:style-name="P2">Ejecutamos la edición del crontab con crontab -e, en algunas distros (como ubuntu) nos da la opcion de elegir el editor de textos que deseemos, los demás nos quedamos con <text:span text:style-name="T1">nano</text:span>. El archivo crontab lucirá algo asi.</text:p>
      <text:p text:style-name="P1"># m h dom mon dow user command</text:p>
      <text:p text:style-name="Text_20_body">donde:</text:p>
      <text:list text:style-name="L1">
        <text:list-item>
          <text:p text:style-name="P10"><text:soft-page-break/><text:span text:style-name="T5">m </text:span>corresponde al minuto en que se va a ejecutar el script, el valor va de 0 a 59 </text:p>
        </text:list-item>
        <text:list-item>
          <text:p text:style-name="P10"><text:span text:style-name="T5">h </text:span>la hora exacta, se maneja el formato de 24 horas, los valores van de 0 a 23, siendo 0 las 12:00 de la medianoche. </text:p>
        </text:list-item>
        <text:list-item>
          <text:p text:style-name="P10"><text:span text:style-name="T6">d</text:span><text:span text:style-name="T5">om </text:span>hace referencia al día del mes, por ejemplo se puede especificar 15 si se quiere ejecutar cada dia 15 </text:p>
        </text:list-item>
        <text:list-item>
          <text:p text:style-name="P11"><text:span text:style-name="T7">mon</text:span> hace referencia al mes. Puede ser numérico 1-12 o las tres primeras siglas del mes en inglés.</text:p>
        </text:list-item>
        <text:list-item>
          <text:p text:style-name="P10"><text:span text:style-name="T6">d</text:span><text:span text:style-name="T5">ow </text:span>significa el día de la semana, puede ser numérico (0 a 7, donde 0 y 7 son domingo) o las 3 primeras letras del día en inglés: mon, tue, wed, thu, fri, sat, sun. </text:p>
        </text:list-item>
        <text:list-item>
          <text:p text:style-name="P10"><text:span text:style-name="T6">u</text:span><text:span text:style-name="T5">ser </text:span>define el usuario que va a ejecutar el comando, puede ser root, u otro usuario diferente siempre y cuando tenga permisos de ejecución del script. </text:p>
        </text:list-item>
        <text:list-item>
          <text:p text:style-name="P9"><text:span text:style-name="T6">c</text:span><text:span text:style-name="T5">ommand </text:span>refiere al comando o a la ruta absoluta del script a ejecutar, ejemplo: <text:span text:style-name="T2">/home/usuario/scripts/actualizar.sh</text:span>, si acaso llama a un script este debe ser ejecutable </text:p>
        </text:list-item>
      </text:list>
      <text:p text:style-name="Text_20_body">Para que quedara claro unos cuantos ejemplos de tareas de cron explicados:</text:p>
      <text:p text:style-name="P1">15 10 * * * usuario /home/usuario/scripts/actualizar.sh: Ejecutará el script actualizar.sh a las 10:15 a.m. todos los días</text:p>
      <text:p text:style-name="P1">15 22 * * * usuario /home/usuario/scripts/actualizar.sh: Ejecutará el script actualizar.sh a las 10:15 p.m. todos los días</text:p>
      <text:p text:style-name="P1">00 10 * * 0 root apt-get -y update Usuario root: Ejecutará una actualización todos los domingos a las 10:00 a.m</text:p>
      <text:p text:style-name="P1">45 10 * * sun root apt-get -y update: Usuario root ejecutará una actualización todos los domingos (sun) a las 10:45 a.m</text:p>
      <text:p text:style-name="P1">30 7 20 11 * usuario /home/usuario/scripts/actualizar.sh: El día 20 de noviembre a las 7:30 el usuario correra el script: </text:p>
      <text:p text:style-name="P12">30 7 11 11 sun usuario /home/usuario/scripts/pastel_con_velitas.sh: El día 11 de noviembre a las 7:30 a.m. y que sea domingo, el usuario festejará su sysadmin (o sea a mí)</text:p>
      <text:p text:style-name="P1">01 * * * * usuario /home/usuario/scripts/molestorecordatorio.sh: Un molesto recordatorio cada minuto de cada hora todos los días (NO recomendable).</text:p>
      <text:p text:style-name="Text_20_body">Igual se pueden manejar <text:span text:style-name="T5">rangos especiales: </text:span></text:p>
      <text:p text:style-name="P1">30 17 * * 1,2,3,4,5: A las 5:30 de la tarde todos los días de lunes a viernes.</text:p>
      <text:p text:style-name="P1">00 12 1,15,28 * *: A las 12 del día todos los días primero, quince y 28 de cada mes (ideal para nóminas)</text:p>
      <text:p text:style-name="Text_20_body">Si esto resulta confuso, crontab maneja <text:span text:style-name="T5">cadenas especiales para definir estos rangos</text:span>.</text:p>
      <text:p text:style-name="Text_20_body">@reboot Ejecuta una vez, al inicio<text:line-break/>@yearly ejecuta sólo una vez al año: 0 0 1 1 *<text:line-break/>@annually igual que @yearly<text:line-break/>@monthly ejecuta una vez al mes, el día primero: 0 0 1 * *<text:line-break/>@weekly Semanal el primer minuto de la primer hora de la semana. 0 0 * * 0″.<text:line-break/>@daily diario, a las 12:00A.M. 0 0 * * *<text:line-break/>@midnight igual que @daily<text:line-break/>@hourly al primer minuto de cada hora: 0 * * * *</text:p>
      <text:p text:style-name="Text_20_body"><text:soft-page-break/>Su uso es muy sencillo.</text:p>
      <text:p text:style-name="Preformatted_20_Text">@hourly usuario /home/usuario/scripts/molestorecordatorio.sh</text:p>
      <text:p text:style-name="Preformatted_20_Text">@monthly usuario /home/usuario/scripts/respaldo.sh</text:p>
      <text:p text:style-name="P1">@daily root apt-get update &amp;&amp; apt-get -y upgrade</text:p>
      <text:p text:style-name="Text_20_body">Por último y no menos importante:</text:p>
      <text:p text:style-name="Text_20_body">Administracion de trabajos en cron</text:p>
      <text:p text:style-name="P1"><text:span text:style-name="T4">crontab archivo</text:span> :Remplaza el existente archivo crontab con un archivo definido por el usuario</text:p>
      <text:p text:style-name="P1"><text:span text:style-name="T4">crontab -e </text:span>:Editar el archivo crontab del usuario, cada linea nueva sera una nueva tarea de crontab.</text:p>
      <text:p text:style-name="P1"><text:span text:style-name="T4">crontab -l</text:span> :Lista todas las tareas de crontab del usuario</text:p>
      <text:p text:style-name="P1"><text:span text:style-name="T4">crontab -d</text:span> :Borra el crontab del usuario</text:p>
      <text:p text:style-name="P1"><text:span text:style-name="T4">crontab -c dir</text:span> :Define el directorio de crontab del usuario (este debe tener permisos de escritura y ejecución del usuario)</text:p>
      <text:p text:style-name="P1"><text:span text:style-name="T4">crontab -u usuario</text:span> :<text:span text:style-name="T8">P</text:span>refijo para manejar el crontab de otro usuario, ejemplos:</text:p>
      <text:p text:style-name="Preformatted_20_Text">$ sudo crontab -l -u root</text:p>
      <text:p text:style-name="Preformatted_20_Text">$ sudo crontab -e usuario2</text:p>
      <text:p text:style-name="P1">#crontab -d -u usuario</text:p>
      <text:p text:style-name="P13"/>
      <text:p text:style-name="P7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1T12:59:27.516067268</meta:creation-date>
    <dc:date>2023-05-25T13:47:05.195000000</dc:date>
    <meta:editing-duration>PT1H15M39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3" meta:paragraph-count="53" meta:word-count="966" meta:character-count="5567" meta:non-whitespace-character-count="4653"/>
  </office:meta>
</office:document-meta>
</file>